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аблицы IPv6-маршрутизации в Windows, Linux и IOS</text:p>
      <text:p text:style-name="P1"/>
      <text:p text:style-name="P2">В типовую таблицу маршрутизации включаются следующие маршруты:</text:p>
      <text:p text:style-name="P2"><text:tab/>1. К своим подсетям размером с линк (для всех адресов Link-local Unicast,</text:p>
      <text:p text:style-name="P2">Unique Local Unicast, Global Unicast).</text:p>
      <text:p text:style-name="P2"><text:tab/>2. К своим сетевым интерфейсам (для всех адресов Link-local Unicast, Unique</text:p>
      <text:p text:style-name="P2">Local Unicast, Global Unicast).</text:p>
      <text:p text:style-name="P2"><text:tab/>3. Маршрут по умолчанию.</text:p>
      <text:p text:style-name="P2"><text:tab/>4. Mаршрут к сетевому интерфейсу -- заглушке.</text:p>
      <text:p text:style-name="P2"><text:tab/>5. Маршруты, связанные с адресами Multicast.</text:p>
      <text:p text:style-name="P2"><text:tab/>6. Дополнительные статические и динамические маршруты.</text:p>
      <text:p text:style-name="P2"><text:tab/>7. Маршруты к туннелям IPv6-over-IPv4.</text:p>
      <text:p text:style-name="P2"><text:tab/>Как и в случае с IPv4, при выборе маршрута применяется правило наиболее</text:p>
      <text:p text:style-name="P2">точного соответствия. В первую очередь выбирается маршрут к сетевому интерфейсу,</text:p>
      <text:p text:style-name="P2">в последнюю -- маршрут по умолчанию.</text:p>
      <text:p text:style-name="P2"><text:tab/>Для отображения таблицы маршрутизации в Windows: route print -6 (поля: If,</text:p>
      <text:p text:style-name="P2">metric, network destination, gateway)</text:p>
      <text:p text:style-name="P2"><text:tab/>Для отображения таблицы маршрутизации в Linux: netstat -nr -A inet6 (поля:</text:p>
      <text:p text:style-name="P2">destination, next hop, flags, metric, ref, use, iface)</text:p>
      <text:p text:style-name="P2"><text:tab/>Для отображения таблицы маршрутизации в IOS: show ipv6 rou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38:28.471991513</meta:creation-date>
    <dc:date>2023-05-13T15:40:30.114065864</dc:date>
    <meta:editing-duration>PT2M2S</meta:editing-duration>
    <meta:editing-cycles>1</meta:editing-cycles>
    <meta:document-statistic meta:table-count="0" meta:image-count="0" meta:object-count="0" meta:page-count="1" meta:paragraph-count="19" meta:word-count="145" meta:character-count="1030" meta:non-whitespace-character-count="893"/>
    <meta:generator>LibreOffice/7.3.7.2$Linux_X86_64 LibreOffice_project/30$Build-2</meta:generator>
  </office:meta>
</office:document-meta>
</file>